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" style:parent-style-name="Абзацсписка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" style:parent-style-name="Абзацсписка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" style:parent-style-name="Абзацсписка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7" style:parent-style-name="Абзацсписка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8" style:parent-style-name="Абзацсписка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Абзацсписка" style:list-style-name="LFO2" style:family="paragraph"/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4" style:parent-style-name="Абзацсписка" style:list-style-name="LF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" style:parent-style-name="Абзацсписка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17" style:parent-style-name="Абзацсписка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Абзацсписка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19" style:parent-style-name="Абзацсписка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20" style:parent-style-name="Абзацсписка" style:list-style-name="LFO3" style:family="paragraph"/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" style:parent-style-name="Абзацсписка" style:list-style-name="LFO3" style:family="paragraph"/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Обычный" style:family="paragraph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Протокол совещания</text:p>
      <text:p text:style-name="P2">Тема: мозговой штурм и приоритизация бэклога продукта для первого спринта.</text:p>
      <text:list text:style-name="LFO1">
        <text:list-item text:start-value="1">
          <text:p text:style-name="P3">Цель совещания:<text:s/></text:p>
        </text:list-item>
      </text:list>
      <text:p text:style-name="P4">Провести мозговой штурм для формирования первоначального пула пользовательских историй, их обсуждение, уточнение и приоритизацию для формирования бэклога первого спринта.</text:p>
      <text:list text:style-name="LFO1" text:continue-numbering="true">
        <text:list-item>
          <text:p text:style-name="P5">Повестка дня:</text:p>
        </text:list-item>
      </text:list>
      <text:list text:style-name="LFO2" text:continue-numbering="true">
        <text:list-item>
          <text:p text:style-name="P6">Мозговой штурм: генерация идей и сценариев использования приложения.</text:p>
        </text:list-item>
        <text:list-item>
          <text:p text:style-name="P7">Формулировка пользовательских историй .</text:p>
        </text:list-item>
        <text:list-item>
          <text:p text:style-name="P8">Обсуждение и уточнение деталей реализаций.</text:p>
        </text:list-item>
        <text:list-item>
          <text:p text:style-name="P9"><text:span text:style-name="T10">Приоритизация бэклога для первого спринта по методу<text:s/></text:span><text:span text:style-name="T11">MoSCoW</text:span><text:span text:style-name="T12">.</text:span></text:p>
        </text:list-item>
      </text:list>
      <text:p text:style-name="P13"/>
      <text:list text:style-name="LFO1" text:continue-numbering="true">
        <text:list-item>
          <text:p text:style-name="P14">Ход мозгового штурма штурма и ключевые решения:</text:p>
        </text:list-item>
      </text:list>
      <text:p text:style-name="P15">В ходе сессии мозгового штурма были предложены и зафиксированы следующие пользовательские истории:</text:p>
      <text:list text:style-name="LFO3">
        <text:list-item text:start-value="1">
          <text:p text:style-name="P16">Как пользователь, я хочу создавать, редактировать и удалять задачи, чтобы управлять своим списком дел.</text:p>
        </text:list-item>
      </text:list>
      <text:list text:style-name="LFO3" text:continue-numbering="true">
        <text:list-item>
          <text:p text:style-name="P17">Как пользователь, я хочу устанавливать напоминания о задачах, которые срабатывают при приближении к определенному месту, чтобы не забывать о делах, связанных с локацией( например, купить продукты у магазина).</text:p>
        </text:list-item>
      </text:list>
      <text:list text:style-name="LFO3" text:continue-numbering="true">
        <text:list-item>
          <text:p text:style-name="P18">Как пользователь, я хочу, чтобы система автоматически назначала категории моим задачам на основе анализа ключевых слов, чтобы экономить время на ручной организации списка.</text:p>
        </text:list-item>
      </text:list>
      <text:list text:style-name="LFO3" text:continue-numbering="true">
        <text:list-item>
          <text:p text:style-name="P19">Как пользователь, я хочу видеть статистику и визуализацию моей продуктивности(например, графики выполненных задач), чтобы анализировать свою эффективность и видеть прогресс.</text:p>
        </text:list-item>
      </text:list>
      <text:list text:style-name="LFO3" text:continue-numbering="true">
        <text:list-item>
          <text:p text:style-name="P20"><text:span text:style-name="T21">Как пользователь, я хочу иметь возможность вручную корректировать автоматически назначенные категории и создавать свои<text:s/></text:span><text:span text:style-name="T22">own</text:span><text:span text:style-name="T23">, чтобы система точнее отражала мои потребности.</text:span></text:p>
        </text:list-item>
      </text:list>
      <text:soft-page-break/>
      <text:list text:style-name="LFO3" text:continue-numbering="true">
        <text:list-item>
          <text:p text:style-name="P24"><text:span text:style-name="T25">Как пользователь, я хочу экспортировать отчеты о моей <text:s/>продуктивности в файл( например,<text:s/></text:span><text:span text:style-name="T26">PDF</text:span><text:span text:style-name="T27"><text:s/>или<text:s/></text:span><text:span text:style-name="T28">CSV</text:span><text:span text:style-name="T29">), чтобы делиться ими или хранить для личного учета вне приложения.</text:span></text:p>
        </text:list-item>
      </text:list>
      <text:p text:style-name="P30">Ключевые решения по приоритизации:</text:p>
      <text:p text:style-name="Обычный"><text:span text:style-name="T31">После обсуждения команда приняла решение сфокусироваться на реализации минимально жизнеспособного продукта(<text:s/></text:span><text:span text:style-name="T32">MVP</text:span><text:span text:style-name="T33">). Была применена методология<text:s/></text:span><text:span text:style-name="T34">MoSCoW</text:span><text:span text:style-name="T35"><text:s/>для приоритизации.</text:span></text:p>
      <text:p text:style-name="P36"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Косач</meta:initial-creator>
    <dc:creator>Косач</dc:creator>
    <meta:creation-date>2025-10-01T09:30:00Z</meta:creation-date>
    <dc:date>2025-10-01T10:09:00Z</dc:date>
    <meta:template xlink:href="Normal.dotm" xlink:type="simple"/>
    <meta:editing-cycles>2</meta:editing-cycles>
    <meta:editing-duration>PT2340S</meta:editing-duration>
    <meta:document-statistic meta:page-count="2" meta:paragraph-count="3" meta:word-count="277" meta:character-count="1854" meta:row-count="13" meta:non-whitespace-character-count="1580"/>
  </office:meta>
</office:document-meta>
</file>